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P6" style:family="paragraph" style:parent-style-name="Table_20_Contents">
      <style:text-properties officeooo:rsid="002ed92f" officeooo:paragraph-rsid="002ed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Table_20_Contents">
      <style:text-properties officeooo:rsid="002ed92f" officeooo:paragraph-rsid="002ed92f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20ef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Aaaaaaaaa</text:p>
              <text:p text:style-name="MP2">aaaaaa</text:p>
            </table:table-cell>
            <table:table-cell table:style-name="Tabla1.B1" office:value-type="string">
              <text:p text:style-name="MP3"><text:placeholder text:placeholder-type="text">&lt;o.env.user.company_id.name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11-02T10:24:17.687222205</dc:date>
    <meta:editing-duration>PT37M23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1" meta:paragraph-count="4" meta:word-count="4" meta:character-count="61" meta:non-whitespace-character-count="61"/>
  </office:meta>
</office:document-meta>
</file>